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85eb" officeooo:paragraph-rsid="001e85eb"/>
    </style:style>
    <style:style style:name="P2" style:family="paragraph" style:parent-style-name="Standard" style:list-style-name="L1">
      <style:text-properties officeooo:rsid="001e85eb" officeooo:paragraph-rsid="001e85eb"/>
    </style:style>
    <style:style style:name="P3" style:family="paragraph" style:parent-style-name="Standard">
      <style:text-properties officeooo:rsid="002063bd" officeooo:paragraph-rsid="002063bd"/>
    </style:style>
    <style:style style:name="P4" style:family="paragraph" style:parent-style-name="Standard">
      <style:text-properties officeooo:rsid="00210b0b" officeooo:paragraph-rsid="00210b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formações para desenvolvedores</text:p>
      <text:list xml:id="list52247644" text:style-name="L1">
        <text:list-item>
          <text:p text:style-name="P2">Tecnologia/linguagem utilizada: Delphi versão 7</text:p>
        </text:list-item>
        <text:list-item>
          <text:p text:style-name="P2">Gerenciador de banco de dados: Firebird 2.1</text:p>
        </text:list-item>
        <text:list-item>
          <text:p text:style-name="P2">Componentes de Conexão com banco de dados: BDE</text:p>
        </text:list-item>
        <text:list-item>
          <text:p text:style-name="P2">Modelo de Desenvolvimento: Procedural/RAD</text:p>
        </text:list-item>
      </text:list>
      <text:p text:style-name="P1"/>
      <text:p text:style-name="P3">Optei por utilizar componentes DataWare para um desenvolvimento RAD(desenvolvimento rápido de aplicações). Para os Forms de cadastros utilizei Herança e em alguns trechos de código fiz algumas coisas de maneira diferente propositalmente apenas pra demostrar que há outras maneiras de se fazer a mesma coisa.</text:p>
      <text:p text:style-name="P3">O Caminho do banco de dados está no arquivo negociacoes.ini que poderia ser utilizado inclusive para outras configurações do Sistema.</text:p>
      <text:p text:style-name="P3">Sei que apesar de ter dado o projeto como finalizado provavelmente ainda exista alguns pequenos bugs ou melhorias que poderiam ter sido implementadas,. Desenvolvimento de software é assim mesmo, “começa quando acaba” :-).</text:p>
      <text:p text:style-name="P3"/>
      <text:p text:style-name="P4">Desenvolvedor: Airton Santana</text:p>
      <text:p text:style-name="P4">Email: <text:a xlink:type="simple" xlink:href="mailto:airton.desenvolvedor@gmail.com" text:style-name="Internet_20_link" text:visited-style-name="Visited_20_Internet_20_Link">airton.desenvolvedor@gmail.com</text:a></text:p>
      <text:p text:style-name="P4">apelido no Git Hub: airton-prog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5T13:00:46.650000000</meta:creation-date>
    <dc:date>2020-01-05T13:24:38.220000000</dc:date>
    <meta:editing-duration>PT2M40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1" meta:word-count="139" meta:character-count="971" meta:non-whitespace-character-count="847"/>
  </office:meta>
</office:document-meta>
</file>